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20d9" officeooo:paragraph-rsid="001520d9"/>
    </style:style>
    <style:style style:name="P2" style:family="paragraph" style:parent-style-name="Standard" style:list-style-name="L1">
      <style:text-properties officeooo:rsid="0016cba3" officeooo:paragraph-rsid="0016cba3"/>
    </style:style>
    <style:style style:name="P3" style:family="paragraph" style:parent-style-name="Standard" style:list-style-name="L1">
      <style:text-properties officeooo:rsid="0016d896" officeooo:paragraph-rsid="0016d896"/>
    </style:style>
    <style:style style:name="P4" style:family="paragraph" style:parent-style-name="Standard" style:list-style-name="L1">
      <style:text-properties officeooo:rsid="0018d1f5" officeooo:paragraph-rsid="0018d1f5"/>
    </style:style>
    <style:style style:name="P5" style:family="paragraph" style:parent-style-name="Standard" style:list-style-name="L1">
      <style:text-properties officeooo:rsid="00193a35" officeooo:paragraph-rsid="00193a35"/>
    </style:style>
    <style:style style:name="P6" style:family="paragraph" style:parent-style-name="Standard" style:list-style-name="L1">
      <style:text-properties officeooo:rsid="001aba20" officeooo:paragraph-rsid="001aba20"/>
    </style:style>
    <style:style style:name="P7" style:family="paragraph" style:parent-style-name="Standard" style:list-style-name="L1">
      <style:text-properties officeooo:rsid="001c39c4" officeooo:paragraph-rsid="001c39c4"/>
    </style:style>
    <style:style style:name="P8" style:family="paragraph" style:parent-style-name="Standard">
      <style:text-properties officeooo:rsid="001f9b2a" officeooo:paragraph-rsid="001f9b2a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23<text:span text:style-name="T1">rd</text:span>, 2023</text:p>
      <text:p text:style-name="P1">Kitkat Dambeck</text:p>
      <text:p text:style-name="P1">Visual Thinking 1b</text:p>
      <text:p text:style-name="P8">Value</text:p>
      <text:p text:style-name="P1"/>
      <text:list xml:id="list2504594001" text:style-name="L1">
        <text:list-item>
          <text:p text:style-name="P2">Grading.</text:p>
          <text:list>
            <text:list-item>
              <text:p text:style-name="P2">Evaluations/learning objectives.</text:p>
            </text:list-item>
            <text:list-item>
              <text:p text:style-name="P2">Portfolio.</text:p>
              <text:list>
                <text:list-item>
                  <text:p text:style-name="P2">Mid semester and final.</text:p>
                </text:list-item>
                <text:list-item>
                  <text:p text:style-name="P2">Take pictures of everything. </text:p>
                </text:list-item>
              </text:list>
            </text:list-item>
            <text:list-item>
              <text:p text:style-name="P2">Lectures. </text:p>
              <text:list>
                <text:list-item>
                  <text:p text:style-name="P2">Go to three lectures. </text:p>
                </text:list-item>
                <text:list-item>
                  <text:p text:style-name="P2">Wednesday night in the room next to the gallery. </text:p>
                </text:list-item>
              </text:list>
            </text:list-item>
            <text:list-item>
              <text:p text:style-name="P2">Readings. </text:p>
            </text:list-item>
          </text:list>
        </text:list-item>
        <text:list-item>
          <text:p text:style-name="P2">Things to bring to next class.</text:p>
          <text:list>
            <text:list-item>
              <text:p text:style-name="P2">Organized box just for visual thinking. </text:p>
            </text:list-item>
            <text:list-item>
              <text:p text:style-name="P2">Rubber cement. </text:p>
            </text:list-item>
            <text:list-item>
              <text:p text:style-name="P2">Knife.</text:p>
            </text:list-item>
            <text:list-item>
              <text:p text:style-name="P3">Gauche :x</text:p>
            </text:list-item>
          </text:list>
        </text:list-item>
        <text:list-item>
          <text:p text:style-name="P4">Value.</text:p>
          <text:list>
            <text:list-item>
              <text:p text:style-name="P4">Also called weight, or described as heavy. </text:p>
            </text:list-item>
            <text:list-item>
              <text:p text:style-name="P5">A sense that can be developed. </text:p>
            </text:list-item>
            <text:list-item>
              <text:p text:style-name="P6">Exercise:</text:p>
              <text:list>
                <text:list-item>
                  <text:p text:style-name="P6">Create five pairs of colored paper in the same value. Paste them against a white background.</text:p>
                </text:list-item>
                <text:list-item>
                  <text:p text:style-name="P6">Be sure to use your 70$ colored paper :,).</text:p>
                </text:list-item>
              </text:list>
            </text:list-item>
            <text:list-item>
              <text:p text:style-name="P7">Exercise:</text:p>
              <text:list>
                <text:list-item>
                  <text:p text:style-name="P7">Arrange paint samples in order from heaviest to lightest.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2:50:01.941540340</meta:creation-date>
    <dc:date>2023-01-24T13:44:26.615472144</dc:date>
    <meta:editing-duration>PT1H6M3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25" meta:character-count="682" meta:non-whitespace-character-count="595"/>
  </office:meta>
</office:document-meta>
</file>